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2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Chakat and Balak/</text:p>
      <text:p text:style-name="P7"/>
      <text:p text:style-name="P6">Grant O Lord! that we may gain a correct under-/-standing of that which our holy men of old have written./ <text:s/>Specially are we eager for a right comprehension, when/ pondering on that part of the sacred book, which <text:span text:style-name="T2">contains</text:span><text:span text:style-name="T3"> is most/ revered, because it contains Thy perpetual ordinances./ <text:s/>Human reason rises at times unbidden to gainsay what/ the pen of inspiration has registered. <text:s/>Thus in the twofold/ section of this Sabbath, various incidents startle the mind./ <text:s/>We can readily recognize Thy justice, O Lord! which visited/ upon the two messengers of Thy will a light error with/ severity. <text:s/>For, by those who come nearest unto Thee, is Thy/ name to be publicly hallowed, in order that all may/ stand in dread of sin. <text:s/>Moses and Aaron who suffered/ anger to erase Thy command from their memory, so that/ instead of ordering the rock to gush out water for the thirsty,/ struck it wrathfully, though incensed by our father's/ constant tempting of Thy power, fell under Thy dis-/-pleasure and were denied the joy of entering the goodly land./ <text:s/>That event so grievous to the righteous, discloses Thy way/ which is perfect, and Thy Divine rule which is no respecter of/ persons./</text:span></text:p>
      <text:p text:style-name="P6"><text:span text:style-name="T3"/></text:p>
      <text:p text:style-name="P6"><text:span text:style-name="T3">[Page 2]</text:span></text:p>
      <text:p text:style-name="P6"><text:span text:style-name="T3">But we cannot dive into the meaning of the occurrence,/ which relates that a look directed towards a brazen/ serpent healed our ancestors, whose blood, the agent of/ Thy upright judgment, a live serpent, had poisoned./ <text:s/>Taught by Thy prophets to believe, that contrition and the/ relinquishing of our evil </text:span><text:soft-page-break/><text:span text:style-name="T3">doings are the restorers of Thy/ favor, we are unable to comprehend how those sickened,/ because of their transgression, found a cure by gazing on/ a statue. <text:s/>We hate froward thoughts, and love Thy word,/ O Lord! but we crave for light that we may put faith/ in Thy book with a whole heart. <text:s/>Thus we also fully/ credit the narrative that a heathen soothsayer was made/ by Thee to unvail[sic!] the future, and utter, against his own/ will, devout wishes, and truths sublime; for, to rebuke/ the king who had hired a wizard to harm Thy redeemed/ people, Thou didst inspire Balaam to exclaim "No enchant-/-ment can avail against Jacob, and no divination against/ Israel". <text:s/>But we who know that a man's malediction/ can injure none, without Thy heavenly sanction, cannot/ understand why the lips open to curse were forced to bless./ <text:s/>Nor can our unaided reason find an adequate cause for/ the gift of speech seemingly bestowed upon an irrational being,/</text:span></text:p>
      <text:p text:style-name="P6"><text:span text:style-name="T3"/></text:p>
      <text:p text:style-name="P6"><text:span text:style-name="T3">[Page 3]</text:span></text:p>
      <text:p text:style-name="P6"><text:span text:style-name="T3">and for its having been favored with a supernatural/ apparition, withheld from the master thereof./ <text:s/>Verily: our teachers have striven to unfold by their discernment/ and fittingly to explain what the human mind is prone/ to controvert. <text:s/>From them we have learnt that not the/ mere staring at the brazen serpent, but that a penitent/ look upturned towards Thee O Lord! brought on the healing of/ the diseased sinners. <text:s/>They have likewise told us that the/ scrupulous care of our predecessors not to wage war against/ Moab, because of the ancient relationship existing, might/ have been interpreted as the effect of Balaam's imprecation,/ and therefore Thou didst not permit the Syrian magician to prac-/-tise on Thy tribes his deceptive art. <text:s/>And some of our pre-/-ceptors have intimated that the episode relative to the/ journey of the sorcerer to meet Balak, and the appearing/ of an angel with a drawn sword, seen first by the dumb/ creature, happened in a vision which Thou didst vouchsafe,/ to reprove him who deemed his magical powers supreme./ <text:s/>But men are fallible. <text:s/>However useful their instruction, and/ satisfactory their elucidations, they may not always be the/ breathing of the spirit of truth. <text:s/>Aid us Thou O Lord in/ our meditations. <text:s/>Guide our thoughts aright, that we/ </text:span></text:p>
      <text:p text:style-name="P6"><text:span text:style-name="T3"/></text:p>
      <text:p text:style-name="P6"><text:span text:style-name="T3">[Page 4]</text:span></text:p>
      <text:p text:style-name="P6"><text:span text:style-name="T3">may discover all which is hidden, penetrate all which is/ obscure in the revealed volumes. <text:s/>With Thy pious Psalmist/ we cry "Let Thy face shine on Thy servants, and teach us/ Thy statutes." <text:s/>Then will we quell the tumults of a rebellious/ mind, and join into a holy alliance reason with faith./ <text:s/>Grant us that capacity Thou who delightest in the/ sincere belief of Thy children; and let the words of our/ mouth, and the desires of our hearts be acceptable before/ thee, O Lord Our Rock, and our Redeemer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07T12:13:01.75</meta:creation-date>
    <dc:date>2012-06-07T13:36:18.72</dc:date>
    <dc:creator>Penn Libraries</dc:creator>
    <meta:editing-duration>PT00H07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881" meta:character-count="5502"/>
  </office:meta>
</office:document-meta>
</file>